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Importamos React (opcional desde React 17)</text:p>
      <text:p text:style-name="Standard">import React from 'react';</text:p>
      <text:p text:style-name="Standard"/>
      <text:p text:style-name="Standard">// Importamos los estilos personalizados</text:p>
      <text:p text:style-name="Standard">import './BarraNavegacion.css';</text:p>
      <text:p text:style-name="Standard"/>
      <text:p text:style-name="Standard">// Componente funcional de la barra de navegación</text:p>
      <text:p text:style-name="Standard">function BarraNavegacion() {</text:p>
      <text:p text:style-name="Standard">  return (</text:p>
      <text:p text:style-name="Standard">    &lt;&gt;</text:p>
      <text:p text:style-name="Standard">      {/* Contenedor principal de la barra */}</text:p>
      <text:p text:style-name="Standard">      &lt;nav className="navbar"&gt;</text:p>
      <text:p text:style-name="Standard"/>
      <text:p text:style-name="Standard">        {/* Título o logo */}</text:p>
      <text:p text:style-name="Standard">        &lt;a href="#" className="navbar-logo"&gt;KairosFin&lt;/a&gt;</text:p>
      <text:p text:style-name="Standard"/>
      <text:p text:style-name="Standard">        {/* Enlaces de navegación */}</text:p>
      <text:p text:style-name="Standard">        &lt;div className="navbar-links"&gt;</text:p>
      <text:p text:style-name="Standard">          &lt;a href="#"&gt;Inicio&lt;/a&gt;</text:p>
      <text:p text:style-name="Standard">          &lt;a href="#"&gt;Ingresos&lt;/a&gt;</text:p>
      <text:p text:style-name="Standard">          &lt;a href="#"&gt;Egresos&lt;/a&gt;</text:p>
      <text:p text:style-name="Standard">          &lt;a href="#"&gt;Reportes&lt;/a&gt;</text:p>
      <text:p text:style-name="Standard">          &lt;a href="#"&gt;Configuración&lt;/a&gt;</text:p>
      <text:p text:style-name="Standard">        &lt;/div&gt;</text:p>
      <text:p text:style-name="Standard">      &lt;/nav&gt;</text:p>
      <text:p text:style-name="Standard">    &lt;/&gt;</text:p>
      <text:p text:style-name="Standard">  );</text:p>
      <text:p text:style-name="Standard">}</text:p>
      <text:p text:style-name="Standard"/>
      <text:p text:style-name="Standard">export default BarraNavegacion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9T01:54:24.204142200</meta:creation-date>
    <dc:date>2025-07-29T01:54:42.859063200</dc:date>
    <meta:editing-duration>PT19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25" meta:word-count="74" meta:character-count="713" meta:non-whitespace-character-count="544"/>
  </office:meta>
</office:document-meta>
</file>